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d9ea" officeooo:paragraph-rsid="0018d9ea"/>
    </style:style>
    <style:style style:name="P2" style:family="paragraph" style:parent-style-name="Standard">
      <style:text-properties officeooo:rsid="001c471c" officeooo:paragraph-rsid="001c471c"/>
    </style:style>
    <style:style style:name="P3" style:family="paragraph" style:parent-style-name="Standard">
      <style:text-properties officeooo:rsid="001d5730" officeooo:paragraph-rsid="001d5730"/>
    </style:style>
    <style:style style:name="P4" style:family="paragraph" style:parent-style-name="Standard">
      <style:text-properties officeooo:rsid="001e119d" officeooo:paragraph-rsid="001e119d"/>
    </style:style>
    <style:style style:name="P5" style:family="paragraph" style:parent-style-name="Standard">
      <style:text-properties officeooo:rsid="00205645" officeooo:paragraph-rsid="00205645"/>
    </style:style>
    <style:style style:name="P6" style:family="paragraph" style:parent-style-name="Standard">
      <style:text-properties officeooo:rsid="0021946e" officeooo:paragraph-rsid="0021946e"/>
    </style:style>
    <style:style style:name="P7" style:family="paragraph" style:parent-style-name="Standard">
      <style:text-properties officeooo:rsid="0021c7b4" officeooo:paragraph-rsid="0021c7b4"/>
    </style:style>
    <style:style style:name="P8" style:family="paragraph" style:parent-style-name="Standard">
      <style:text-properties officeooo:rsid="0021d169" officeooo:paragraph-rsid="0021d169"/>
    </style:style>
    <style:style style:name="P9" style:family="paragraph" style:parent-style-name="Standard">
      <style:text-properties officeooo:rsid="0027b8cb" officeooo:paragraph-rsid="00289f65"/>
    </style:style>
    <style:style style:name="P10" style:family="paragraph" style:parent-style-name="Standard">
      <style:text-properties officeooo:rsid="0029a936" officeooo:paragraph-rsid="0029a936"/>
    </style:style>
    <style:style style:name="T1" style:family="text">
      <style:text-properties officeooo:rsid="001d55af"/>
    </style:style>
    <style:style style:name="T2" style:family="text">
      <style:text-properties officeooo:rsid="0021946e"/>
    </style:style>
    <style:style style:name="T3" style:family="text">
      <style:text-properties officeooo:rsid="00235daa"/>
    </style:style>
    <style:style style:name="T4" style:family="text">
      <style:text-properties officeooo:rsid="0023e605"/>
    </style:style>
    <style:style style:name="T5" style:family="text">
      <style:text-properties officeooo:rsid="002577be"/>
    </style:style>
    <style:style style:name="T6" style:family="text">
      <style:text-properties officeooo:rsid="0025a1de"/>
    </style:style>
    <style:style style:name="T7" style:family="text">
      <style:text-properties officeooo:rsid="00275498"/>
    </style:style>
    <style:style style:name="T8" style:family="text">
      <style:text-properties officeooo:rsid="00289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ts Categorization:</text:p>
      <text:p text:style-name="P1"/>
      <text:p text:style-name="P1">1. Facts related to patient</text:p>
      <text:p text:style-name="P1">2. Facts related to disease</text:p>
      <text:p text:style-name="P1">3. Facts about meal</text:p>
      <text:p text:style-name="P1">--------------------------------------------------------<text:span text:style-name="T1">­</text:span></text:p>
      <text:p text:style-name="P2">1. X is vegeterian</text:p>
      <text:p text:style-name="P2">1. <text:s/>X is ovo-lacto vegeterian</text:p>
      <text:p text:style-name="P2">2. X is non-vegeterian</text:p>
      <text:p text:style-name="P2">3. X is lactos-intolerant</text:p>
      <text:p text:style-name="P2">4. X does not like potato</text:p>
      <text:p text:style-name="P2">5. X doesn’t eat pork</text:p>
      <text:p text:style-name="P2">6. X doesn’t eat Buff.</text:p>
      <text:p text:style-name="P2">7. X with High BP doesn’t eat karela</text:p>
      <text:p text:style-name="P2">8. X with Low Metabolism doesn’t eat high calorie food</text:p>
      <text:p text:style-name="P2">9. X suffering from common cold has to eat liquid food</text:p>
      <text:p text:style-name="P2">10. X eats 3 times a day</text:p>
      <text:p text:style-name="P2">11. X eats 5 times a day</text:p>
      <text:p text:style-name="P3">12. High calorie food contains less carbohydrates</text:p>
      <text:p text:style-name="P3">13. Less Carbohydrates means less cereal food group</text:p>
      <text:p text:style-name="P3">12. <text:span text:style-name="T2">Most of the Ingredients in the food are summer-seasonal</text:span></text:p>
      <text:p text:style-name="P4">13. <text:span text:style-name="T2">Most of the Ingredients in the food are</text:span> <text:span text:style-name="T2">winter</text:span>-seasonal</text:p>
      <text:p text:style-name="P5">14. <text:span text:style-name="T2">This is summer season</text:span></text:p>
      <text:p text:style-name="P6">15. This is winter season</text:p>
      <text:p text:style-name="P6">16. <text:span text:style-name="T3">S</text:span>hift is morning <text:span text:style-name="T3">and</text:span> eats breakfast or lunch</text:p>
      <text:p text:style-name="P6">17. <text:span text:style-name="T3">Meal is </text:span>breakfast <text:span text:style-name="T3">and</text:span> <text:span text:style-name="T3">time is </text:span>before 9</text:p>
      <text:p text:style-name="P7">18. <text:span text:style-name="T3">Meal is </text:span>lunch <text:span text:style-name="T3">and</text:span> <text:span text:style-name="T3">time</text:span> <text:span text:style-name="T3">is </text:span>after 10.</text:p>
      <text:p text:style-name="P7">19. <text:span text:style-name="T4">Meal is</text:span> snacks/refreshment <text:span text:style-name="T4">and </text:span><text:s text:c="2"/><text:span text:style-name="T4">Time is </text:span>between 12-5 pm</text:p>
      <text:p text:style-name="P7">20. <text:span text:style-name="T5">M</text:span>eal is breakfast <text:span text:style-name="T5">and</text:span> <text:span text:style-name="T5">Breakfast</text:span> <text:span text:style-name="T5">doesn’t </text:span>exceed <text:span text:style-name="T7">2</text:span>0% of the calorie intake.</text:p>
      <text:p text:style-name="P7">21. <text:span text:style-name="T5">M</text:span>eal is lunch <text:span text:style-name="T5">and Lunch</text:span> <text:s/><text:span text:style-name="T6">covers</text:span> around <text:span text:style-name="T7">3</text:span>0% of the calorie intake</text:p>
      <text:p text:style-name="P7">22. <text:span text:style-name="T6">M</text:span>eal <text:span text:style-name="T6">is </text:span>snack <text:span text:style-name="T6">and Snack</text:span> cover 20% of the calorie</text:p>
      <text:p text:style-name="P8">23. <text:span text:style-name="T7">Meal is Dinner and Dinner covers 30% of the calorie.</text:span></text:p>
      <text:p text:style-name="P9">24. <text:span text:style-name="T8">Meal contains all the food groups</text:span></text:p>
      <text:p text:style-name="P9"><text:span text:style-name="T8">25. Calorie requirement is fulfilled.</text:span></text:p>
      <text:p text:style-name="P9"><text:span text:style-name="T8">26. Carbohydrate requirement is fulfilled.</text:span></text:p>
      <text:p text:style-name="P9"><text:span text:style-name="T8">27. Protein requirement is fulfilled.</text:span></text:p>
      <text:p text:style-name="P9"><text:span text:style-name="T8">28. Fat requirement is</text:span> <text:span text:style-name="T8">fulfilled.</text:span></text:p>
      <text:p text:style-name="P10">29. Meal is balanced.</text:p>
      <text:p text:style-name="P10">30. Meal contains flu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5:44:42.180723176</meta:creation-date>
    <meta:generator>LibreOffice/6.0.7.3$Linux_X86_64 LibreOffice_project/00m0$Build-3</meta:generator>
    <dc:date>2021-04-06T09:21:55.121427365</dc:date>
    <meta:editing-duration>PT23H56M29S</meta:editing-duration>
    <meta:editing-cycles>19</meta:editing-cycles>
    <meta:document-statistic meta:table-count="0" meta:image-count="0" meta:object-count="0" meta:page-count="1" meta:paragraph-count="38" meta:word-count="259" meta:character-count="1446" meta:non-whitespace-character-count="1222"/>
  </office:meta>
</office:document-meta>
</file>